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2f41" officeooo:paragraph-rsid="001c2f4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c2f41" officeooo:paragraph-rsid="001e092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c2f41" officeooo:paragraph-rsid="001f23b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f23b2" officeooo:paragraph-rsid="001f23b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1pt" fo:font-weight="bold" officeooo:rsid="001c2f41" officeooo:paragraph-rsid="001c2f41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c2f41" officeooo:paragraph-rsid="001e0924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c2f41" officeooo:paragraph-rsid="001f23b2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style="italic" fo:font-weight="normal" officeooo:rsid="001c2f41" officeooo:paragraph-rsid="001c2f41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size="11pt" fo:font-style="italic" fo:font-weight="normal" officeooo:rsid="001c2f41" officeooo:paragraph-rsid="001e092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ize="11pt" fo:font-style="italic" fo:font-weight="normal" officeooo:rsid="001c2f41" officeooo:paragraph-rsid="001f23b2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11pt" fo:font-weight="normal" officeooo:rsid="001c2f41" officeooo:paragraph-rsid="001c2f41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c2f41" officeooo:paragraph-rsid="001e092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c2f41" officeooo:paragraph-rsid="001f23b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bold" officeooo:rsid="001c2f41" officeooo:paragraph-rsid="001c2f41" style:font-size-asian="11pt" style:font-weight-asian="bold" style:font-size-complex="11pt" style:font-weight-complex="bold"/>
    </style:style>
    <style:style style:name="P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bold" officeooo:rsid="001c2f41" officeooo:paragraph-rsid="001e092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bold" officeooo:rsid="001c2f41" officeooo:paragraph-rsid="001f23b2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924" style:font-style-asian="normal" style:font-style-complex="normal"/>
    </style:style>
    <style:style style:name="T4" style:family="text">
      <style:text-properties fo:font-style="normal" officeooo:rsid="001f23b2" style:font-style-asian="normal" style:font-style-complex="normal"/>
    </style:style>
    <style:style style:name="T5" style:family="text">
      <style:text-properties officeooo:rsid="001e0924"/>
    </style:style>
    <style:style style:name="T6" style:family="text">
      <style:text-properties officeooo:rsid="001f23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Baker</text:p>
      <text:p text:style-name="P5"/>
      <text:p text:style-name="P14">Education</text:p>
      <text:p text:style-name="P8">University of Chicago | Chicago, IL</text:p>
      <text:p text:style-name="P11"><text:span text:style-name="T1"><text:tab/></text:span><text:span text:style-name="T2">Bachelor of Arts, May 2015</text:span></text:p>
      <text:p text:style-name="P11"><text:span text:style-name="T2"><text:tab/>Double Major: Development Economics; Mathematics</text:span></text:p>
      <text:p text:style-name="P11"><text:span text:style-name="T2"><text:tab/>GPA: 3.2 / 3.6</text:span></text:p>
      <text:p text:style-name="P11"><text:span text:style-name="T2"/></text:p>
      <text:p text:style-name="P14"><text:span text:style-name="T2">Experience </text:span><text:tab/></text:p>
      <text:p text:style-name="P8">Schwinn Bicycle Company | Chicago, IL</text:p>
      <text:p text:style-name="P8"><text:tab/><text:span text:style-name="T2">Corporate Finance Analyst, May 2015 – August 2017</text:span></text:p>
      <text:p text:style-name="P8"><text:span text:style-name="T2"/></text:p>
      <text:p text:style-name="P14">Technical and Language Skills</text:p>
      <text:p text:style-name="P8">Technical<text:span text:style-name="T2">: MS Office; Mathlab; Stata</text:span></text:p>
      <text:p text:style-name="P8">Language<text:span text:style-name="T2">: English (native); Spanish (fluent)</text:span></text:p>
      <text:p text:style-name="P2"/>
      <text:p text:style-name="P2">- - - - - - - - - - - - - - - - - - - - - - - - - - - - - - - - - - - - - - - - - - - - - - - -- - - - </text:p>
      <text:p text:style-name="P1"/>
      <text:p text:style-name="P3"><text:span text:style-name="T6">Jamal Jones</text:span></text:p>
      <text:p text:style-name="P5"/>
      <text:p text:style-name="P14">Education</text:p>
      <text:p text:style-name="P9">University of Illinois Urbana-Champaign <text:span text:style-name="T5">| </text:span>Champaign, IL</text:p>
      <text:p text:style-name="P11"><text:span text:style-name="T1"><text:tab/></text:span><text:span text:style-name="T2">Bachelor of Arts, May 2015</text:span></text:p>
      <text:p text:style-name="P11"><text:span text:style-name="T2"><text:tab/>Major: Business Management</text:span></text:p>
      <text:p text:style-name="P11"><text:span text:style-name="T2"><text:tab/>GPA: 4.0</text:span></text:p>
      <text:p text:style-name="P11"><text:span text:style-name="T2"/></text:p>
      <text:p text:style-name="P14"><text:span text:style-name="T2">Experience </text:span><text:tab/></text:p>
      <text:p text:style-name="P8">Morgan Stanley | New York <text:span text:style-name="T5">City</text:span>, NY</text:p>
      <text:p text:style-name="P8"><text:tab/><text:span text:style-name="T5">Financial Trader</text:span><text:span text:style-name="T2">, May 2015 – </text:span><text:span text:style-name="T3">September</text:span><text:span text:style-name="T2"> 2017</text:span></text:p>
      <text:p text:style-name="P8"><text:span text:style-name="T2"/></text:p>
      <text:p text:style-name="P14">Technical and Language Skills</text:p>
      <text:p text:style-name="P8">Technical<text:span text:style-name="T2">: MS Office; </text:span><text:span text:style-name="T3">Visual Basic</text:span></text:p>
      <text:p text:style-name="P8"><text:span text:style-name="T2">Language: English (native); </text:span><text:span text:style-name="T3">French (intermediate), Spanish (intermediate), </text:span></text:p>
      <text:p text:style-name="P8"><text:span text:style-name="T2"/></text:p>
      <text:p text:style-name="P2"/>
      <text:p text:style-name="P2">- - - - - - - - - - - - - - - - - - - - - - - - - - - - - - - - - - - - - - - - - - - - - - - -- - - - </text:p>
      <text:p text:style-name="P2"/>
      <text:p text:style-name="P2"><text:span text:style-name="T5">Gregory Walsh</text:span></text:p>
      <text:p text:style-name="P6"/>
      <text:p text:style-name="P15">Education</text:p>
      <text:p text:style-name="P9">University of Illinois <text:span text:style-name="T5">at Chicago</text:span>| <text:span text:style-name="T5">Chicago</text:span>, <text:span text:style-name="T5">IL</text:span></text:p>
      <text:p text:style-name="P12"><text:span text:style-name="T1"><text:tab/></text:span><text:span text:style-name="T2">Bachelor of Arts, May 2015</text:span></text:p>
      <text:p text:style-name="P12"><text:span text:style-name="T2"><text:tab/></text:span><text:span text:style-name="T4">Double </text:span><text:span text:style-name="T2">Major: Business Management;</text:span><text:span text:style-name="T3">Computer Science</text:span></text:p>
      <text:p text:style-name="P12"><text:span text:style-name="T2"><text:tab/>GPA: </text:span><text:span text:style-name="T3">3</text:span><text:span text:style-name="T2">.</text:span><text:span text:style-name="T3">2 / 3.3</text:span></text:p>
      <text:p text:style-name="P12"><text:span text:style-name="T2"/></text:p>
      <text:p text:style-name="P15"><text:span text:style-name="T2">Experience </text:span><text:tab/></text:p>
      <text:p text:style-name="P9"><text:span text:style-name="T5">Paypal</text:span> <text:span text:style-name="T6">Holdings Inc</text:span>| <text:span text:style-name="T6">San Jose</text:span>, <text:span text:style-name="T6">CA</text:span></text:p>
      <text:p text:style-name="P9"><text:tab/><text:span text:style-name="T5">Financial Analyst</text:span><text:span text:style-name="T2">, May 2015 – </text:span><text:span text:style-name="T4">Present</text:span></text:p>
      <text:p text:style-name="P9"><text:span text:style-name="T2"/></text:p>
      <text:p text:style-name="P15">Technical and Language Skills</text:p>
      <text:p text:style-name="P9">Technical<text:span text:style-name="T2">: MS Office; </text:span><text:span text:style-name="T3">Python; C++; Java; </text:span><text:span text:style-name="T4">R;</text:span><text:span text:style-name="T3"> Mathlab; </text:span></text:p>
      <text:p text:style-name="P9"><text:span text:style-name="T2">Language: English (native)</text:span></text:p>
      <text:p text:style-name="P3"><text:soft-page-break/>Matthew Baker</text:p>
      <text:p text:style-name="P7"/>
      <text:p text:style-name="P16">Education</text:p>
      <text:p text:style-name="P10">University of Chicago | Chicago, IL</text:p>
      <text:p text:style-name="P13"><text:span text:style-name="T1"><text:tab/></text:span><text:span text:style-name="T2">Bachelor of Arts, May 2015</text:span></text:p>
      <text:p text:style-name="P13"><text:span text:style-name="T2"><text:tab/>Double Major: Development Economics; Mathematics</text:span></text:p>
      <text:p text:style-name="P13"><text:span text:style-name="T2"><text:tab/>GPA: 3.2 / 3.6</text:span></text:p>
      <text:p text:style-name="P13"><text:span text:style-name="T2"/></text:p>
      <text:p text:style-name="P16"><text:span text:style-name="T2">Experience </text:span><text:tab/></text:p>
      <text:p text:style-name="P10">Schwinn Bicycle Company | Chicago, IL</text:p>
      <text:p text:style-name="P10"><text:tab/><text:span text:style-name="T2">Corporate Finance Analyst, May 2015 – August 2017</text:span></text:p>
      <text:p text:style-name="P10"><text:span text:style-name="T2"/></text:p>
      <text:p text:style-name="P16">Technical and Language Skills</text:p>
      <text:p text:style-name="P10">Technical<text:span text:style-name="T2">: MS Office; Mathlab; Stata</text:span></text:p>
      <text:p text:style-name="P10">Language<text:span text:style-name="T2">: English (native); Spanish (fluent)</text:span></text:p>
      <text:p text:style-name="P3"/>
      <text:p text:style-name="P3">- - - - - - - - - - - - - - - - - - - - - - - - - - - - - - - - - - - - - - - - - - - - - - - -- - - - </text:p>
      <text:p text:style-name="P3"/>
      <text:p text:style-name="P4">Brad McCarthy</text:p>
      <text:p text:style-name="P7"/>
      <text:p text:style-name="P16">Education</text:p>
      <text:p text:style-name="P10">University of Illinois Urbana-Champaign <text:span text:style-name="T5">| </text:span>Champaign, IL</text:p>
      <text:p text:style-name="P13"><text:span text:style-name="T1"><text:tab/></text:span><text:span text:style-name="T2">Bachelor of Arts, May 2015</text:span></text:p>
      <text:p text:style-name="P13"><text:span text:style-name="T2"><text:tab/>Major: Business Management</text:span></text:p>
      <text:p text:style-name="P13"><text:span text:style-name="T2"><text:tab/>GPA: 4.0</text:span></text:p>
      <text:p text:style-name="P13"><text:span text:style-name="T2"/></text:p>
      <text:p text:style-name="P16"><text:span text:style-name="T2">Experience </text:span><text:tab/></text:p>
      <text:p text:style-name="P10">Morgan Stanley | New York <text:span text:style-name="T5">City</text:span>, NY</text:p>
      <text:p text:style-name="P10"><text:tab/><text:span text:style-name="T5">Financial Trader</text:span><text:span text:style-name="T2">, May 2015 – </text:span><text:span text:style-name="T3">September</text:span><text:span text:style-name="T2"> 2017</text:span></text:p>
      <text:p text:style-name="P10"><text:span text:style-name="T2"/></text:p>
      <text:p text:style-name="P16">Technical and Language Skills</text:p>
      <text:p text:style-name="P10">Technical<text:span text:style-name="T2">: MS Office; </text:span><text:span text:style-name="T3">Visual Basic</text:span></text:p>
      <text:p text:style-name="P10"><text:span text:style-name="T2">Language: English (native); </text:span><text:span text:style-name="T3">French (intermediate), Spanish (intermediate), </text:span></text:p>
      <text:p text:style-name="P10"><text:span text:style-name="T2"/></text:p>
      <text:p text:style-name="P3"/>
      <text:p text:style-name="P3">- - - - - - - - - - - - - - - - - - - - - - - - - - - - - - - - - - - - - - - - - - - - - - - -- - - - </text:p>
      <text:p text:style-name="P3"/>
      <text:p text:style-name="P3"><text:span text:style-name="T5">Gregory Walsh</text:span></text:p>
      <text:p text:style-name="P7"/>
      <text:p text:style-name="P16">Education</text:p>
      <text:p text:style-name="P10">University of Illinois <text:span text:style-name="T5">at Chicago</text:span>| <text:span text:style-name="T5">Chicago</text:span>, <text:span text:style-name="T5">IL</text:span></text:p>
      <text:p text:style-name="P13"><text:span text:style-name="T1"><text:tab/></text:span><text:span text:style-name="T2">Bachelor of Arts, May 2015</text:span></text:p>
      <text:p text:style-name="P13"><text:span text:style-name="T2"><text:tab/></text:span><text:span text:style-name="T4">Double </text:span><text:span text:style-name="T2">Major: Business Management;</text:span><text:span text:style-name="T3">Computer Science</text:span></text:p>
      <text:p text:style-name="P13"><text:span text:style-name="T2"><text:tab/>GPA: </text:span><text:span text:style-name="T3">3</text:span><text:span text:style-name="T2">.</text:span><text:span text:style-name="T3">2 / 3.3</text:span></text:p>
      <text:p text:style-name="P13"><text:span text:style-name="T2"/></text:p>
      <text:p text:style-name="P16"><text:span text:style-name="T2">Experience </text:span><text:tab/></text:p>
      <text:p text:style-name="P10"><text:span text:style-name="T5">Paypal</text:span> <text:span text:style-name="T6">Holdings Inc</text:span>| <text:span text:style-name="T6">San Jose</text:span>, <text:span text:style-name="T6">CA</text:span></text:p>
      <text:p text:style-name="P10"><text:tab/><text:span text:style-name="T5">Financial Analyst</text:span><text:span text:style-name="T2">, May 2015 – </text:span><text:span text:style-name="T4">Present</text:span></text:p>
      <text:p text:style-name="P10"><text:span text:style-name="T2"/></text:p>
      <text:p text:style-name="P16">Technical and Language Skills</text:p>
      <text:p text:style-name="P10">Technical<text:span text:style-name="T2">: MS Office; </text:span><text:span text:style-name="T3">Python; C++; Java; </text:span><text:span text:style-name="T4">R;</text:span><text:span text:style-name="T3"> Mathlab; </text:span></text:p>
      <text:p text:style-name="P10"><text:span text:style-name="T2">Language: English (nativ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201in" fo:margin-bottom="0.7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3:11:14.522194085</meta:creation-date>
    <dc:date>2018-01-07T23:39:38.009850843</dc:date>
    <meta:editing-duration>PT6M48S</meta:editing-duration>
    <meta:editing-cycles>1</meta:editing-cycles>
    <meta:document-statistic meta:table-count="0" meta:image-count="0" meta:object-count="0" meta:page-count="2" meta:paragraph-count="76" meta:word-count="508" meta:character-count="2562" meta:non-whitespace-character-count="2080"/>
    <meta:generator>LibreOffice/5.1.6.2$Linux_X86_64 LibreOffice_project/10m0$Build-2</meta:generator>
  </office:meta>
</office:document-meta>
</file>